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2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2"/>February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7100" calcext:value-type="float">
            <text:p><text:s/>477,100 </text:p>
          </table:table-cell>
          <table:table-cell table:style-name="ce28" office:value-type="float" office:value="1350" calcext:value-type="float">
            <text:p><text:s/>1,350 </text:p>
          </table:table-cell>
          <table:table-cell table:style-name="ce28" office:value-type="float" office:value="24242" calcext:value-type="float">
            <text:p><text:s/>24,242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47592" calcext:value-type="float">
            <text:p><text:s/>447,592 </text:p>
          </table:table-cell>
          <table:table-cell table:style-name="ce28" office:value-type="float" office:value="503" calcext:value-type="float">
            <text:p><text:s/>503 </text:p>
          </table:table-cell>
          <table:table-cell table:style-name="ce28" office:value-type="float" office:value="2987" calcext:value-type="float">
            <text:p><text:s/>2,987 </text:p>
          </table:table-cell>
          <table:table-cell table:style-name="ce28" office:value-type="float" office:value="244" calcext:value-type="float">
            <text:p><text:s/>244 </text:p>
          </table:table-cell>
          <table:table-cell table:style-name="ce28" office:value-type="float" office:value="2877" calcext:value-type="float">
            <text:p><text:s/>2,877 </text:p>
          </table:table-cell>
          <table:table-cell table:style-name="ce28" office:value-type="float" office:value="2279" calcext:value-type="float">
            <text:p><text:s/>2,279 </text:p>
          </table:table-cell>
          <table:table-cell table:style-name="ce28" office:value-type="float" office:value="598" calcext:value-type="float">
            <text:p><text:s/>598 </text:p>
          </table:table-cell>
          <table:table-cell table:style-name="ce28" office:value-type="float" office:value="19" calcext:value-type="float">
            <text:p><text:s/>19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9985" calcext:value-type="float">
            <text:p><text:s/>309,985 </text:p>
          </table:table-cell>
          <table:table-cell table:style-name="ce28" office:value-type="float" office:value="714" calcext:value-type="float">
            <text:p><text:s/>714 </text:p>
          </table:table-cell>
          <table:table-cell table:style-name="ce28" office:value-type="float" office:value="17566" calcext:value-type="float">
            <text:p><text:s/>17,566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88572" calcext:value-type="float">
            <text:p><text:s/>288,572 </text:p>
          </table:table-cell>
          <table:table-cell table:style-name="ce28" office:value-type="float" office:value="372" calcext:value-type="float">
            <text:p><text:s/>372 </text:p>
          </table:table-cell>
          <table:table-cell table:style-name="ce28" office:value-type="float" office:value="2160" calcext:value-type="float">
            <text:p><text:s/>2,160 </text:p>
          </table:table-cell>
          <table:table-cell table:style-name="ce28" office:value-type="float" office:value="126" calcext:value-type="float">
            <text:p><text:s/>126 </text:p>
          </table:table-cell>
          <table:table-cell table:style-name="ce28" office:value-type="float" office:value="1898" calcext:value-type="float">
            <text:p><text:s/>1,898 </text:p>
          </table:table-cell>
          <table:table-cell table:style-name="ce28" office:value-type="float" office:value="1687" calcext:value-type="float">
            <text:p><text:s/>1,687 </text:p>
          </table:table-cell>
          <table:table-cell table:style-name="ce28" office:value-type="float" office:value="211" calcext:value-type="float">
            <text:p><text:s/>211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3942" calcext:value-type="float">
            <text:p><text:s/>143,942 </text:p>
          </table:table-cell>
          <table:table-cell table:style-name="ce29" office:value-type="float" office:value="471" calcext:value-type="float">
            <text:p><text:s/>47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2200" calcext:value-type="float">
            <text:p><text:s/>142,200 </text:p>
          </table:table-cell>
          <table:table-cell table:style-name="ce29" office:value-type="float" office:value="306" calcext:value-type="float">
            <text:p><text:s/>306 </text:p>
          </table:table-cell>
          <table:table-cell table:style-name="ce29" office:value-type="float" office:value="985" calcext:value-type="float">
            <text:p><text:s/>985 </text:p>
          </table:table-cell>
          <table:table-cell table:style-name="ce29" office:value-type="float" office:value="96" calcext:value-type="float">
            <text:p><text:s/>96 </text:p>
          </table:table-cell>
          <table:table-cell table:style-name="ce29" office:value-type="float" office:value="826" calcext:value-type="float">
            <text:p><text:s/>826 </text:p>
          </table:table-cell>
          <table:table-cell table:style-name="ce29" office:value-type="float" office:value="757" calcext:value-type="float">
            <text:p><text:s/>757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85" calcext:value-type="float">
            <text:p><text:s/>2,185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7" calcext:value-type="float">
            <text:p><text:s/>52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256" calcext:value-type="float">
            <text:p><text:s/>32,256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2" calcext:value-type="float">
            <text:p><text:s/>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2" calcext:value-type="float">
            <text:p><text:s/>172 </text:p>
          </table:table-cell>
          <table:table-cell table:style-name="ce29" office:value-type="float" office:value="160" calcext:value-type="float">
            <text:p><text:s/>160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438" calcext:value-type="float">
            <text:p><text:s/>3,43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68" calcext:value-type="float">
            <text:p><text:s/>2,26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9" calcext:value-type="float">
            <text:p><text:s/>95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955" calcext:value-type="float">
            <text:p><text:s/>9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72" calcext:value-type="float">
            <text:p><text:s/>6,672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19" calcext:value-type="float">
            <text:p><text:s/>5,519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535" calcext:value-type="float">
            <text:p><text:s/>4,535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42" calcext:value-type="float">
            <text:p><text:s/>4,24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4" calcext:value-type="float">
            <text:p><text:s/>2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40" calcext:value-type="float">
            <text:p><text:s/>1,64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7" calcext:value-type="float">
            <text:p><text:s/>1,52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5" calcext:value-type="float">
            <text:p><text:s/>2,00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82" calcext:value-type="float">
            <text:p><text:s/>1,68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4" calcext:value-type="float">
            <text:p><text:s/>1,8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14" calcext:value-type="float">
            <text:p><text:s/>414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5" calcext:value-type="float">
            <text:p><text:s/>37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638" calcext:value-type="float">
            <text:p><text:s/>11,638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2" calcext:value-type="float">
            <text:p><text:s/>24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85" calcext:value-type="float">
            <text:p><text:s/>385 </text:p>
          </table:table-cell>
          <table:table-cell table:style-name="ce29" office:value-type="float" office:value="342" calcext:value-type="float">
            <text:p><text:s/>342 </text:p>
          </table:table-cell>
          <table:table-cell table:style-name="ce29" office:value-type="float" office:value="43" calcext:value-type="float">
            <text:p><text:s/>4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70" calcext:value-type="float">
            <text:p><text:s/>12,670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8" calcext:value-type="float">
            <text:p><text:s/>11,78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33" calcext:value-type="float">
            <text:p><text:s/>3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60" calcext:value-type="float">
            <text:p><text:s/>36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60" calcext:value-type="float">
            <text:p><text:s/>36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06" calcext:value-type="float">
            <text:p><text:s/>2,206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9" calcext:value-type="float">
            <text:p><text:s/>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253" calcext:value-type="float">
            <text:p><text:s/>16,253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52" calcext:value-type="float">
            <text:p><text:s/>15,25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612" calcext:value-type="float">
            <text:p><text:s/>5,612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630" calcext:value-type="float">
            <text:p><text:s/>63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918" calcext:value-type="float">
            <text:p><text:s/>4,91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7848" calcext:value-type="float">
            <text:p><text:s/>27,848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213" calcext:value-type="float">
            <text:p><text:s/>2,21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979" calcext:value-type="float">
            <text:p><text:s/>24,979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419" calcext:value-type="float">
            <text:p><text:s/>419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237" calcext:value-type="float">
            <text:p><text:s/>23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10" calcext:value-type="float">
            <text:p><text:s/>15,6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889" calcext:value-type="float">
            <text:p><text:s/>17,889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75" calcext:value-type="float">
            <text:p><text:s/>14,175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75" calcext:value-type="float">
            <text:p><text:s/>75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985" calcext:value-type="float">
            <text:p><text:s/>77,985 </text:p>
          </table:table-cell>
          <table:table-cell table:style-name="ce28" office:value-type="float" office:value="213" calcext:value-type="float">
            <text:p><text:s/>21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628" calcext:value-type="float">
            <text:p><text:s/>70,628 </text:p>
          </table:table-cell>
          <table:table-cell table:style-name="ce28" office:value-type="float" office:value="103" calcext:value-type="float">
            <text:p><text:s/>103 </text:p>
          </table:table-cell>
          <table:table-cell table:style-name="ce28" office:value-type="float" office:value="388" calcext:value-type="float">
            <text:p><text:s/>388 </text:p>
          </table:table-cell>
          <table:table-cell table:style-name="ce28" office:value-type="float" office:value="81" calcext:value-type="float">
            <text:p><text:s/>81 </text:p>
          </table:table-cell>
          <table:table-cell table:style-name="ce28" office:value-type="float" office:value="322" calcext:value-type="float">
            <text:p><text:s/>322 </text:p>
          </table:table-cell>
          <table:table-cell table:style-name="ce28" office:value-type="float" office:value="293" calcext:value-type="float">
            <text:p><text:s/>293 </text:p>
          </table:table-cell>
          <table:table-cell table:style-name="ce28" office:value-type="float" office:value="29" calcext:value-type="float">
            <text:p><text:s/>29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7482" calcext:value-type="float">
            <text:p><text:s/>87,482 </text:p>
          </table:table-cell>
          <table:table-cell table:style-name="ce28" office:value-type="float" office:value="423" calcext:value-type="float">
            <text:p><text:s/>42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757" calcext:value-type="float">
            <text:p><text:s/>86,757 </text:p>
          </table:table-cell>
          <table:table-cell table:style-name="ce28" office:value-type="float" office:value="28" calcext:value-type="float">
            <text:p><text:s/>28 </text:p>
          </table:table-cell>
          <table:table-cell table:style-name="ce28" office:value-type="float" office:value="434" calcext:value-type="float">
            <text:p><text:s/>434 </text:p>
          </table:table-cell>
          <table:table-cell table:style-name="ce28" office:value-type="float" office:value="37" calcext:value-type="float">
            <text:p><text:s/>37 </text:p>
          </table:table-cell>
          <table:table-cell table:style-name="ce28" office:value-type="float" office:value="649" calcext:value-type="float">
            <text:p><text:s/>649 </text:p>
          </table:table-cell>
          <table:table-cell table:style-name="ce28" office:value-type="float" office:value="291" calcext:value-type="float">
            <text:p><text:s/>291 </text:p>
          </table:table-cell>
          <table:table-cell table:style-name="ce28" office:value-type="float" office:value="358" calcext:value-type="float">
            <text:p><text:s/>35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48" calcext:value-type="float">
            <text:p><text:s/>1,64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35" calcext:value-type="float">
            <text:p><text:s/>1,635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8" calcext:value-type="float">
            <text:p><text:s/>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48" calcext:value-type="float">
            <text:p><text:s/>1,64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5" calcext:value-type="float">
            <text:p><text:s/>1,6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4-08T18:24:34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